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row>
          <msup>
            <mi>p</mi>
            <mn>2</mn>
          </msup>
        </mrow>
        <mrow>
          <mn>2</mn>
          <mi>m</mi>
        </mrow>
      </mfrac>
      <mrow>
        <mi/>
        <mo stretchy="false">+</mo>
        <mi/>
      </mrow>
      <mfrac>
        <mn>1</mn>
        <mn>2</mn>
      </mfrac>
      <mi>m</mi>
      <msubsup>
        <mo stretchy="false">ω</mo>
        <mn>0</mn>
        <mn>2</mn>
      </msubsup>
      <msup>
        <mi>q</mi>
        <mn>2</mn>
      </msup>
      <mi/>
      <mi>,</mi>
      <mi/>
      <msubsup>
        <mo stretchy="false">ω</mo>
        <mn>0</mn>
        <mn>2</mn>
      </msubsup>
      <mrow>
        <mi/>
        <mo stretchy="false">=</mo>
        <mi/>
      </mrow>
      <mfrac>
        <mi>k</mi>
        <mi>m</mi>
      </mfrac>
    </mrow>
    <annotation encoding="StarMath 5.0">H `=` {p^2} over {2 m} `+` 1 over 2 m %iomega _0 ^2 q^2 `,~ %iomega _0 ^2 `=` k over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0:42:45.262000000</meta:creation-date>
    <meta:generator>LibreOffice/4.1.4.2$Windows_x86 LibreOffice_project/0a0440ccc0227ad9829de5f46be37cfb6edcf72</meta:generator>
  </office:meta>
</office:document-meta>
</file>